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iUtils.encode( String scheme , String encoding , HierarchicalUriComponents .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Utils.encodeUriVariables( Map &lt; String , ? &gt; uriVariabl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iUtils.extractFileExtension( String pat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UriUtils.encodeUriVariables( Object ... uriVariabl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iUtils.encodeHost( String host ,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Utils.encodePort( String port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Utils.encodeQuery( String query ,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Utils.encodeHost( String host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Utils.encodeQueryParam( String queryParam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Utils.encodePath( String path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Utils.encodePathSegment( String segment ,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Utils.encodeUserInfo( String userInfo ,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Utils.encodeQueryParams( MultiValueMap &lt; String , String &gt;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iUtils.encode( String source ,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Utils.encodeFragment( String fragment ,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Utils.encodePathSegment( String segment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Utils.encodeUserInfo( String userInfo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Utils.encodeQueryParam( String queryParam ,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Utils.encodeFragment( String fragment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Utils.encodeScheme( String scheme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Utils.encodeAuthority( String authority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Utils.encode( String source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Utils.decode( String source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Utils.encodeScheme( String scheme ,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Utils.encode( String scheme , Charset charset , HierarchicalUriComponents .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Utils.encodePath( String path ,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Utils.encodeAuthority( String authority ,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Utils.encodePort( String port ,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Utils.decode( String source ,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Utils.encodeQuery( String query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